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6007in" fo:margin-left="0.5in" table:align="left"/>
    </style:style>
    <style:style style:name="Table2.A" style:family="table-column">
      <style:table-column-properties style:column-width="2.2021in"/>
    </style:style>
    <style:style style:name="Table2.B" style:family="table-column">
      <style:table-column-properties style:column-width="1.398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paragraph-rsid="004e5025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b1ea" officeooo:paragraph-rsid="0050b1e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11a53" officeooo:paragraph-rsid="00511a53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62f8" officeooo:paragraph-rsid="00511a5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b1ea" officeooo:paragraph-rsid="0050b1e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f27e8" officeooo:paragraph-rsid="004f27e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5262f8" officeooo:paragraph-rsid="00511a5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Condensed" officeooo:rsid="004f27e8" officeooo:paragraph-rsid="004f27e8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e5025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e5025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f27e8" officeooo:paragraph-rsid="004f27e8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b1ea" officeooo:paragraph-rsid="0050b1ea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0b1ea" officeooo:paragraph-rsid="0050b1ea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3545b" officeooo:paragraph-rsid="0053545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91352" officeooo:paragraph-rsid="00591352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91352" officeooo:paragraph-rsid="00591352" style:font-size-asian="12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91352" officeooo:paragraph-rsid="00591352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9c113" officeooo:paragraph-rsid="0059c113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9c113" officeooo:paragraph-rsid="0059c113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bold" officeooo:rsid="005262f8" officeooo:paragraph-rsid="00511a5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91352" officeooo:paragraph-rsid="00591352" style:font-size-asian="12pt" style:font-weight-asian="bold" style:font-size-complex="12pt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11a53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262f8" style:font-weight-asian="bold" style:font-weight-complex="bold"/>
    </style:style>
    <style:style style:name="T4" style:family="text">
      <style:text-properties fo:font-weight="bold" officeooo:rsid="005384d4" style:font-weight-asian="bold" style:font-weight-complex="bold"/>
    </style:style>
    <style:style style:name="T5" style:family="text">
      <style:text-properties fo:font-weight="bold" officeooo:rsid="00511a53" style:font-weight-asian="bold" style:font-weight-complex="bold"/>
    </style:style>
    <style:style style:name="T6" style:family="text">
      <style:text-properties fo:font-weight="normal" officeooo:rsid="00511a53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c5b5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f27e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11a53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023be" style:font-size-asian="12pt" style:font-weight-asian="bold" style:font-size-complex="12pt" style:font-weight-complex="bold"/>
    </style:style>
    <style:style style:name="T16" style:family="text">
      <style:text-properties officeooo:rsid="0054c8bd"/>
    </style:style>
    <style:style style:name="T17" style:family="text">
      <style:text-properties officeooo:rsid="005a6a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1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"><text:span text:style-name="T8">3</text:span><text:span text:style-name="T9">0</text:span><text:span text:style-name="T10">1</text:span><text:span text:style-name="T11"> - </text:span><text:span text:style-name="T12">Flight - </text:span><text:span text:style-name="T13">Navigation</text:span><text:span text:style-name="T14">, Autopilot, Flight performance</text:span></text:p>
      <text:p text:style-name="P15"/>
      <text:p text:style-name="P22">Takeoff</text:p>
      <text:list xml:id="list122790058" text:style-name="L8">
        <text:list-item>
          <text:p text:style-name="P17">Use half flaps for takeoff.</text:p>
        </text:list-item>
        <text:list-item>
          <text:p text:style-name="P17">Toggle takeoff power with <text:span text:style-name="T2">shift-Forward Thumb Button</text:span>.</text:p>
        </text:list-item>
        <text:list-item>
          <text:p text:style-name="P17">If equipped, trigger RATO bottles with <text:span text:style-name="T2">Rear Thumb Button</text:span>.</text:p>
        </text:list-item>
      </text:list>
      <text:p text:style-name="P16"/>
      <text:p text:style-name="P22">Landing</text:p>
      <text:list xml:id="list4241090214" text:style-name="L9">
        <text:list-item>
          <text:p text:style-name="P18">Use half or full flaps for landing.</text:p>
        </text:list-item>
        <text:list-item>
          <text:p text:style-name="P18">For shortest landing, toggle <text:span text:style-name="T2">Reverse Thrust</text:span> after landing with <text:span text:style-name="T2">Forward Thumb Button</text:span><text:span text:style-name="T17"> (keep throttle levers pulled all the way back to idle for max reverse thrust)</text:span>.</text:p>
        </text:list-item>
      </text:list>
      <text:p text:style-name="P16"/>
      <text:p text:style-name="P8"><text:span text:style-name="T15">N</text:span><text:span text:style-name="T7">avigate to a lat/long -- WIP</text:span></text:p>
      <text:list text:style-name="L1">
        <text:list-item>
          <text:p text:style-name="P11">Create waypoint:</text:p>
          <text:list>
            <text:list-item>
              <text:p text:style-name="P11">Press <text:span text:style-name="T2">NAV CTRL</text:span> on knee computer</text:p>
            </text:list-item>
            <text:list-item>
              <text:p text:style-name="P11">Press <text:span text:style-name="T2">INC/DEC</text:span> buttons to select waypoint.</text:p>
            </text:list-item>
            <text:list-item>
              <text:p text:style-name="P11">Enter <text:span text:style-name="T2">northing</text:span> on keypad, format is "<text:span text:style-name="T2">NDDMMSSS</text:span>" or "<text:span text:style-name="T2">SDDMMSSS</text:span>" (note no decimal point), then press OSB next to northing line.</text:p>
            </text:list-item>
            <text:list-item>
              <text:p text:style-name="P11">Enter <text:span text:style-name="T2">easting</text:span> on keypad, format is "<text:span text:style-name="T2">EDDDMMSSS</text:span>" or "<text:span text:style-name="T2">WDDDMMSSS</text:span>" (note no decimal point), then press OSB next to easting line.</text:p>
            </text:list-item>
          </text:list>
        </text:list-item>
        <text:list-item>
          <text:p text:style-name="P11">Distance and bearing will be shown on the knee computer screen, and should also be shown on <text:span text:style-name="T2">HSI</text:span> MFD page. <text:s/>If not shown there, increment and decrement waypoint to re-select it.</text:p>
        </text:list-item>
        <text:list-item>
          <text:p text:style-name="P11">Press <text:span text:style-name="T2">NAV AP</text:span> button to have AP fly to the waypoint.</text:p>
        </text:list-item>
      </text:list>
      <text:p text:style-name="P6"/>
      <text:p text:style-name="P2">Autopilot -- WIP</text:p>
      <text:list xml:id="list1000615639" text:style-name="L2">
        <text:list-item>
          <text:p text:style-name="P20">Enable autopilot with switches on center console.</text:p>
        </text:list-item>
        <text:list-item>
          <text:p text:style-name="P12">Climb to altitude and hold:</text:p>
        </text:list-item>
      </text:list>
      <text:list text:style-name="L3">
        <text:list-item>
          <text:list>
            <text:list-item>
              <text:p text:style-name="P13">Set desired altitude with <text:span text:style-name="T2">ALT SEL</text:span> knob. <text:s/>Selected altitude appears above current altitude on HUD and MFD.</text:p>
            </text:list-item>
            <text:list-item>
              <text:p text:style-name="P13">Start climbing, then engage the <text:span text:style-name="T2">VS HOLD AP</text:span>.</text:p>
            </text:list-item>
            <text:list-item>
              <text:p text:style-name="P13">Then engage the <text:span text:style-name="T2">ALT SEL AP</text:span>.</text:p>
            </text:list-item>
            <text:list-item>
              <text:p text:style-name="P13">This will hold the current climb rate until the selected altitude is reached.</text:p>
            </text:list-item>
          </text:list>
        </text:list-item>
      </text:list>
      <text:list xml:id="list3003238225" text:style-name="L4">
        <text:list-item>
          <text:p text:style-name="P14">You can also set an airspeed to hold using the <text:span text:style-name="T2">IAS</text:span> knob, which will hold the airspeed by climbing more or less steeply<text:span text:style-name="T16">, see best climb speed table below.</text:span></text:p>
        </text:list-item>
        <text:list-item>
          <text:p text:style-name="P19">Disengage autopilot with Paddle Switch, first time to deactivate, second time to silence warning.</text:p>
        </text:list-item>
      </text:list>
      <text:p text:style-name="P5"/>
      <text:p text:style-name="P3">Flight performance data</text:p>
      <text:list text:style-name="L5">
        <text:list-item>
          <text:p text:style-name="P21">Best climb speed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Gross weight (x1000 lbs)</text:p>
          </table:table-cell>
          <table:table-cell table:style-name="Table2.B1" office:value-type="string">
            <text:p text:style-name="P4">Speed (kts IAS)</text:p>
          </table:table-cell>
        </table:table-row>
        <table:table-row>
          <table:table-cell table:style-name="Table2.A2" office:value-type="string">
            <text:p text:style-name="P7">100</text:p>
          </table:table-cell>
          <table:table-cell table:style-name="Table2.B2" office:value-type="string">
            <text:p text:style-name="P7">143</text:p>
          </table:table-cell>
        </table:table-row>
        <table:table-row>
          <table:table-cell table:style-name="Table2.A2" office:value-type="string">
            <text:p text:style-name="P7">110</text:p>
          </table:table-cell>
          <table:table-cell table:style-name="Table2.B2" office:value-type="string">
            <text:p text:style-name="P7">148</text:p>
          </table:table-cell>
        </table:table-row>
        <table:table-row>
          <table:table-cell table:style-name="Table2.A2" office:value-type="string">
            <text:p text:style-name="P7">120</text:p>
          </table:table-cell>
          <table:table-cell table:style-name="Table2.B2" office:value-type="string">
            <text:p text:style-name="P7">154</text:p>
          </table:table-cell>
        </table:table-row>
        <table:table-row>
          <table:table-cell table:style-name="Table2.A2" office:value-type="string">
            <text:p text:style-name="P7">130</text:p>
          </table:table-cell>
          <table:table-cell table:style-name="Table2.B2" office:value-type="string">
            <text:p text:style-name="P7">159</text:p>
          </table:table-cell>
        </table:table-row>
        <table:table-row>
          <table:table-cell table:style-name="Table2.A2" office:value-type="string">
            <text:p text:style-name="P7">140</text:p>
          </table:table-cell>
          <table:table-cell table:style-name="Table2.B2" office:value-type="string">
            <text:p text:style-name="P7">165</text:p>
          </table:table-cell>
        </table:table-row>
        <table:table-row>
          <table:table-cell table:style-name="Table2.A2" office:value-type="string">
            <text:p text:style-name="P7">150</text:p>
          </table:table-cell>
          <table:table-cell table:style-name="Table2.B2" office:value-type="string">
            <text:p text:style-name="P7">171</text:p>
          </table:table-cell>
        </table:table-row>
        <table:table-row>
          <table:table-cell table:style-name="Table2.A2" office:value-type="string">
            <text:p text:style-name="P7">160</text:p>
          </table:table-cell>
          <table:table-cell table:style-name="Table2.B2" office:value-type="string">
            <text:p text:style-name="P7">176</text:p>
          </table:table-cell>
        </table:table-row>
        <table:table-row>
          <table:table-cell table:style-name="Table2.A2" office:value-type="string">
            <text:p text:style-name="P7">170</text:p>
          </table:table-cell>
          <table:table-cell table:style-name="Table2.B2" office:value-type="string">
            <text:p text:style-name="P7">182</text:p>
          </table:table-cell>
        </table:table-row>
        <table:table-row>
          <table:table-cell table:style-name="Table2.A2" office:value-type="string">
            <text:p text:style-name="P7">180</text:p>
          </table:table-cell>
          <table:table-cell table:style-name="Table2.B2" office:value-type="string">
            <text:p text:style-name="P7">187</text:p>
          </table:table-cell>
        </table:table-row>
      </table:table>
      <text:list text:style-name="L6">
        <text:list-item>
          <text:p text:style-name="P23"><text:span text:style-name="T3">Best true airspeed</text:span><text:span text:style-name="T5">:</text:span><text:span text:style-name="T4"> 22,500 ft</text:span><text:span text:style-name="T6"> (see performance manual page 182, Flight Limit Speed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0T16:45:33.334000000</dc:date>
    <meta:editing-duration>PT9H41M50S</meta:editing-duration>
    <meta:editing-cycles>6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54" meta:word-count="352" meta:character-count="1908" meta:non-whitespace-character-count="1630"/>
  </office:meta>
</office:document-meta>
</file>